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64d2" officeooo:paragraph-rsid="001a64d2"/>
    </style:style>
    <style:style style:name="P2" style:family="paragraph" style:parent-style-name="Standard" style:list-style-name="L1">
      <style:text-properties officeooo:rsid="001b7d45" officeooo:paragraph-rsid="001b7d45"/>
    </style:style>
    <style:style style:name="P3" style:family="paragraph" style:parent-style-name="Standard" style:list-style-name="L1">
      <style:text-properties style:font-name="Ubuntu Condensed" officeooo:rsid="001a64d2" officeooo:paragraph-rsid="001ceb20"/>
    </style:style>
    <style:style style:name="P4" style:family="paragraph" style:parent-style-name="Standard" style:list-style-name="L1">
      <style:text-properties style:font-name="Ubuntu Condensed" officeooo:rsid="001ba840" officeooo:paragraph-rsid="001ceb20"/>
    </style:style>
    <style:style style:name="P5" style:family="paragraph" style:parent-style-name="Standard" style:list-style-name="L1">
      <style:text-properties style:font-name="Ubuntu Condensed" officeooo:paragraph-rsid="001ceb20"/>
    </style:style>
    <style:style style:name="P6" style:family="paragraph" style:parent-style-name="Standard" style:list-style-name="L1">
      <style:text-properties style:font-name="Ubuntu Condensed" officeooo:rsid="001ceb20" officeooo:paragraph-rsid="001ceb20"/>
    </style:style>
    <style:style style:name="T1" style:family="text">
      <style:text-properties officeooo:rsid="001a64d2"/>
    </style:style>
    <style:style style:name="T2" style:family="text">
      <style:text-properties officeooo:rsid="001ba8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39571873870130085" text:style-name="L1">
        <text:list-item>
          <text:p text:style-name="P3">RAZORREBORN ALPHA BUILD 0.1</text:p>
          <text:list>
            <text:list-item>
              <text:p text:style-name="P3">Added PowerSuspend Driver</text:p>
            </text:list-item>
            <text:list-item>
              <text:p text:style-name="P5"><text:span text:style-name="T1">Added Module to Control Thermal throttle temperature from userspace (Thanks to @franciscofranco)</text:span></text:p>
            </text:list-item>
            <text:list-item>
              <text:p text:style-name="P3">Added more Zram Devices</text:p>
            </text:list-item>
            <text:list-item>
              <text:p text:style-name="P3">Dynamic Fsync (Thanks to @VarunChitre)</text:p>
            </text:list-item>
            <text:list-item>
              <text:p text:style-name="P3">Addded KCAL (Thanks to @savoca)</text:p>
            </text:list-item>
            <text:list-item>
              <text:p text:style-name="P3">Vibrator Control (Thanks to @VarunChitre)</text:p>
            </text:list-item>
            <text:list-item>
              <text:p text:style-name="P3">Enabled Arch Power</text:p>
            </text:list-item>
            <text:list-item>
              <text:p text:style-name="P4">AnyKernel2 script used so compatible with all roms... </text:p>
            </text:list-item>
            <text:list-item>
              <text:p text:style-name="P3">Updated Kernel to 3.10.8<text:span text:style-name="T2">7</text:span></text:p>
            </text:list-item>
            <text:list-item>
              <text:p text:style-name="P6">Compiled using Sabermod</text:p>
            </text:list-item>
            <text:list-item>
              <text:p text:style-name="P6">Graphite Optimizations</text:p>
            </text:list-item>
            <text:list-item>
              <text:p text:style-name="P3">LowmemoryKiller Tweaks..</text:p>
            </text:list-item>
            <text:list-item>
              <text:p text:style-name="P4">Compiled with -o2 flag</text:p>
            </text:list-item>
            <text:list-item>
              <text:p text:style-name="P3">Added TouchBoost(Thanks to @franciscofranco)</text:p>
            </text:list-item>
            <text:list-item>
              <text:p text:style-name="P3">IOSCHEDULERS included</text:p>
              <text:list>
                <text:list-item>
                  <text:p text:style-name="P3">row</text:p>
                </text:list-item>
                <text:list-item>
                  <text:p text:style-name="P3">deadline</text:p>
                </text:list-item>
                <text:list-item>
                  <text:p text:style-name="P3">noop</text:p>
                </text:list-item>
                <text:list-item>
                  <text:p text:style-name="P3">cfq</text:p>
                </text:list-item>
                <text:list-item>
                  <text:p text:style-name="P3">zen</text:p>
                </text:list-item>
                <text:list-item>
                  <text:p text:style-name="P3">fiops</text:p>
                </text:list-item>
                <text:list-item>
                  <text:p text:style-name="P3">bfq</text:p>
                </text:list-item>
              </text:list>
            </text:list-item>
            <text:list-item>
              <text:p text:style-name="P5"><text:span text:style-name="T1">TCP Congestions Available</text:span></text:p>
              <text:list>
                <text:list-item>
                  <text:p text:style-name="P5"><text:span text:style-name="T1">westwood</text:span></text:p>
                </text:list-item>
                <text:list-item>
                  <text:p text:style-name="P5"><text:span text:style-name="T1">bic</text:span></text:p>
                </text:list-item>
                <text:list-item>
                  <text:p text:style-name="P5"><text:span text:style-name="T1">htcp</text:span></text:p>
                </text:list-item>
                <text:list-item>
                  <text:p text:style-name="P5"><text:span text:style-name="T1">hstcp</text:span></text:p>
                </text:list-item>
                <text:list-item>
                  <text:p text:style-name="P5"><text:span text:style-name="T1">hybla</text:span></text:p>
                </text:list-item>
                <text:list-item>
                  <text:p text:style-name="P5"><text:span text:style-name="T1">vegas</text:span></text:p>
                </text:list-item>
                <text:list-item>
                  <text:p text:style-name="P5"><text:span text:style-name="T1">scalable</text:span></text:p>
                </text:list-item>
                <text:list-item>
                  <text:p text:style-name="P5"><text:span text:style-name="T1">lp</text:span></text:p>
                </text:list-item>
                <text:list-item>
                  <text:p text:style-name="P5"><text:span text:style-name="T1">veno</text:span></text:p>
                </text:list-item>
                <text:list-item>
                  <text:p text:style-name="P5"><text:span text:style-name="T1">yeah</text:span></text:p>
                </text:list-item>
                <text:list-item>
                  <text:p text:style-name="P5"><text:span text:style-name="T1">illinois</text:span></text:p>
                </text:list-item>
              </text:list>
            </text:list-item>
            <text:list-item>
              <text:p text:style-name="P5"><text:span text:style-name="T1">Governors Available</text:span></text:p>
              <text:list>
                <text:list-item>
                  <text:p text:style-name="P5"><text:span text:style-name="T1">pegasusq</text:span></text:p>
                </text:list-item>
                <text:list-item>
                  <text:p text:style-name="P5"><text:span text:style-name="T1">intelliactive</text:span></text:p>
                </text:list-item>
                <text:list-item>
                  <text:p text:style-name="P5"><text:span text:style-name="T1">adaptive</text:span></text:p>
                </text:list-item>
                <text:list-item>
                  <text:p text:style-name="P5"><text:span text:style-name="T1">dancedance</text:span></text:p>
                </text:list-item>
                <text:list-item>
                  <text:p text:style-name="P5"><text:span text:style-name="T1">despair</text:span></text:p>
                </text:list-item>
                <text:list-item>
                  <text:p text:style-name="P5"><text:span text:style-name="T1">nightmare</text:span></text:p>
                </text:list-item>
                <text:list-item>
                  <text:p text:style-name="P5"><text:span text:style-name="T1">barry_allen</text:span></text:p>
                </text:list-item>
                <text:list-item>
                  <text:p text:style-name="P5"><text:span text:style-name="T1">zzmoove</text:span></text:p>
                </text:list-item>
                <text:list-item>
                  <text:p text:style-name="P5"><text:span text:style-name="T1">wheatley</text:span></text:p>
                </text:list-item>
                <text:list-item>
                  <text:p text:style-name="P5"><text:span text:style-name="T1">yankactive</text:span></text:p>
                </text:list-item>
                <text:list-item>
                  <text:p text:style-name="P5"><text:soft-page-break/><text:span text:style-name="T1">impulse</text:span></text:p>
                </text:list-item>
                <text:list-item>
                  <text:p text:style-name="P5"><text:span text:style-name="T1">blu_active</text:span></text:p>
                </text:list-item>
                <text:list-item>
                  <text:p text:style-name="P5"><text:span text:style-name="T1">hyper</text:span></text:p>
                </text:list-item>
                <text:list-item>
                  <text:p text:style-name="P5"><text:span text:style-name="T1">darkness</text:span></text:p>
                </text:list-item>
                <text:list-item>
                  <text:p text:style-name="P5"><text:span text:style-name="T1">smartmax</text:span></text:p>
                </text:list-item>
                <text:list-item>
                  <text:p text:style-name="P5"><text:span text:style-name="T1">hellsactive</text:span></text:p>
                </text:list-item>
                <text:list-item>
                  <text:p text:style-name="P5"><text:span text:style-name="T1">elementalx</text:span></text:p>
                </text:list-item>
                <text:list-item>
                  <text:p text:style-name="P5"><text:span text:style-name="T1">alucard</text:span></text:p>
                </text:list-item>
                <text:list-item>
                  <text:p text:style-name="P5"><text:span text:style-name="T1">interactive</text:span></text:p>
                </text:list-item>
                <text:list-item>
                  <text:p text:style-name="P5"><text:span text:style-name="T1">conservative</text:span></text:p>
                </text:list-item>
                <text:list-item>
                  <text:p text:style-name="P5"><text:span text:style-name="T1">ondemand</text:span></text:p>
                </text:list-item>
                <text:list-item>
                  <text:p text:style-name="P5"><text:span text:style-name="T1">userspace</text:span></text:p>
                </text:list-item>
                <text:list-item>
                  <text:p text:style-name="P5"><text:span text:style-name="T1">LionHeart</text:span></text:p>
                </text:list-item>
                <text:list-item>
                  <text:p text:style-name="P5"><text:span text:style-name="T1">BioShock</text:span></text:p>
                </text:list-item>
                <text:list-item>
                  <text:p text:style-name="P5"><text:span text:style-name="T1">performance<text:tab/></text:span></text:p>
                </text:list-item>
              </text:list>
            </text:list-item>
            <text:list-item>
              <text:p text:style-name="P4">HOTPLUGS</text:p>
              <text:list>
                <text:list-item>
                  <text:p text:style-name="P4">intelliplug</text:p>
                </text:list-item>
                <text:list-item>
                  <text:p text:style-name="P4">Alucard </text:p>
                </text:list-item>
                <text:list-item>
                  <text:p text:style-name="P4">Bricked Hotplug</text:p>
                </text:list-item>
                <text:list-item>
                  <text:p text:style-name="P4">Thunderplug</text:p>
                </text:list-item>
                <text:list-item>
                  <text:p text:style-name="P4">ZenDecision</text:p>
                </text:list-item>
                <text:list-item>
                  <text:p text:style-name="P4">ASMP</text:p>
                </text:list-item>
                <text:list-item>
                  <text:p text:style-name="P4">MAKO</text:p>
                </text:list-item>
              </text:list>
            </text:list-item>
          </text:list>
        </text:list-item>
        <text:list-item>
          <text:p text:style-name="P3">Initial Build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8:12:18.979423162</meta:creation-date>
    <dc:date>2015-08-29T04:09:34.064546337</dc:date>
    <meta:editing-duration>PT13M52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2" meta:paragraph-count="71" meta:word-count="200" meta:character-count="1045" meta:non-whitespace-character-count="983"/>
  </office:meta>
</office:document-meta>
</file>